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008000" draw:secondary-fill-color="#cfe7e5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svg:stroke-width="0.025cm" svg:stroke-color="#000000" draw:marker-start-width="0.161cm" draw:marker-end-width="0.161cm" draw:fill="solid" draw:fill-color="#99ccff" draw:opacity="25%" draw:textarea-horizontal-align="center" draw:textarea-vertical-align="middle" fo:padding-top="0.137cm" fo:padding-bottom="0.137cm" fo:padding-left="0.262cm" fo:padding-right="0.262cm" draw:shadow-opacity="25%"/>
    </style:style>
    <style:style style:name="gr13" style:family="graphic" style:parent-style-name="standard">
      <style:graphic-properties draw:stroke="none" svg:stroke-color="#000080" draw:marker-start="" draw:marker-end="" draw:fill="solid" draw:fill-color="#000080" draw:opacity="25%" draw:textarea-vertical-align="middle" draw:shadow-opacity="25%"/>
    </style:style>
    <style:style style:name="gr14" style:family="graphic" style:parent-style-name="objectwithoutfill">
      <style:graphic-properties svg:stroke-width="0.025cm" svg:stroke-color="#000080" draw:marker-start-width="0.237cm" draw:marker-end-width="0.237cm" draw:fill="solid" draw:fill-color="#4700b8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width="0.025cm" svg:stroke-color="#000080" draw:marker-start-width="0.161cm" draw:marker-end-width="0.161cm" draw:fill="solid" draw:fill-color="#4700b8" draw:opacity="100%" draw:textarea-horizontal-align="center" draw:textarea-vertical-align="middle" fo:padding-top="0.137cm" fo:padding-bottom="0.137cm" fo:padding-left="0.262cm" fo:padding-right="0.262cm" draw:shadow-opacity="100%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g>
            <draw:polygon draw:style-name="gr1" draw:text-style-name="P1" draw:layer="layout" svg:width="3.555cm" svg:height="4.952cm" svg:x="0.469cm" svg:y="0.438cm" svg:viewBox="0 0 3556 4953" draw:points="1905,0 0,4953 3556,3429">
              <text:p/>
            </draw:polygon>
            <draw:polygon draw:style-name="gr2" draw:text-style-name="P1" draw:layer="layout" svg:width="3.555cm" svg:height="3.428cm" svg:x="2.374cm" svg:y="0.439cm" svg:viewBox="0 0 3556 3429" draw:points="0,0 3556,380 1651,3429">
              <text:p/>
            </draw:polygon>
            <draw:polygon draw:style-name="gr3" draw:text-style-name="P1" draw:layer="layout" svg:width="3.428cm" svg:height="3.048cm" svg:x="4.025cm" svg:y="0.82cm" svg:viewBox="0 0 3429 3049" draw:points="3429,3047 1905,0 0,3049">
              <text:p/>
            </draw:polygon>
            <draw:polygon draw:style-name="gr4" draw:text-style-name="P1" draw:layer="layout" svg:width="3.428cm" svg:height="3.173cm" svg:x="4.026cm" svg:y="3.868cm" svg:viewBox="0 0 3429 3174" draw:points="3429,0 253,3174 0,2">
              <text:p/>
            </draw:polygon>
            <draw:polygon draw:style-name="gr5" draw:text-style-name="P1" draw:layer="layout" svg:width="3.81cm" svg:height="3.171cm" svg:x="0.469cm" svg:y="3.87cm" svg:viewBox="0 0 3811 3172" draw:points="0,1521 3811,3172 3558,0">
              <text:p/>
            </draw:polygon>
            <draw:polygon draw:style-name="gr6" draw:text-style-name="P1" draw:layer="layout" svg:width="3.046cm" svg:height="3.046cm" svg:x="5.931cm" svg:y="0.821cm" svg:viewBox="0 0 3047 3047" draw:points="1524,3047 0,0 3047,379">
              <text:p/>
            </draw:polygon>
            <draw:polygon draw:style-name="gr7" draw:text-style-name="P1" draw:layer="layout" svg:width="2.41cm" svg:height="2.667cm" svg:x="7.456cm" svg:y="1.201cm" svg:viewBox="0 0 2411 2668" draw:points="0,2668 2411,1650 1523,0">
              <text:p/>
            </draw:polygon>
            <draw:polygon draw:style-name="gr8" draw:text-style-name="P1" draw:layer="layout" svg:width="2.41cm" svg:height="3.428cm" svg:x="7.457cm" svg:y="2.851cm" svg:viewBox="0 0 2411 3429" draw:points="0,1018 2411,0 1902,3429">
              <text:p/>
            </draw:polygon>
            <draw:polygon draw:style-name="gr9" draw:text-style-name="P1" draw:layer="layout" svg:width="2.032cm" svg:height="2.41cm" svg:x="7.327cm" svg:y="3.87cm" svg:viewBox="0 0 2033 2411" draw:points="131,0 0,1521 2033,2411">
              <text:p/>
            </draw:polygon>
            <draw:polygon draw:style-name="gr10" draw:text-style-name="P1" draw:layer="layout" svg:width="3.179cm" svg:height="3.17cm" svg:x="4.279cm" svg:y="3.871cm" svg:viewBox="0 0 3180 3171" draw:points="3180,0 3049,1521 0,3171">
              <text:p/>
            </draw:polygon>
            <draw:polygon draw:style-name="gr11" draw:text-style-name="P1" draw:layer="layout" svg:width="5.079cm" svg:height="1.649cm" svg:x="4.279cm" svg:y="5.393cm" svg:viewBox="0 0 5080 1650" draw:points="5080,887 3049,0 0,1650">
              <text:p/>
            </draw:polygon>
          </draw:g>
          <draw:ellipse draw:style-name="gr12" draw:text-style-name="P2" draw:layer="layout" svg:width="0.684cm" svg:height="0.686cm" svg:x="8.639cm" svg:y="0.882cm">
            <text:p/>
          </draw:ellipse>
          <draw:ellipse draw:style-name="gr12" draw:text-style-name="P2" draw:layer="layout" svg:width="0.684cm" svg:height="0.686cm" svg:x="5.594cm" svg:y="0.494cm">
            <text:p/>
          </draw:ellipse>
          <draw:ellipse draw:style-name="gr12" draw:text-style-name="P2" draw:layer="layout" svg:width="0.684cm" svg:height="0.686cm" svg:x="2.003cm" svg:y="0.111cm">
            <text:p/>
          </draw:ellipse>
          <draw:ellipse draw:style-name="gr12" draw:text-style-name="P2" draw:layer="layout" svg:width="0.684cm" svg:height="0.686cm" svg:x="9.521cm" svg:y="2.517cm">
            <text:p/>
          </draw:ellipse>
          <draw:ellipse draw:style-name="gr12" draw:text-style-name="P2" draw:layer="layout" svg:width="0.684cm" svg:height="0.686cm" svg:x="7.107cm" svg:y="3.502cm">
            <text:p/>
          </draw:ellipse>
          <draw:ellipse draw:style-name="gr12" draw:text-style-name="P2" draw:layer="layout" svg:width="0.684cm" svg:height="0.686cm" svg:x="3.69cm" svg:y="3.536cm">
            <text:p/>
          </draw:ellipse>
          <draw:ellipse draw:style-name="gr12" draw:text-style-name="P2" draw:layer="layout" svg:width="0.684cm" svg:height="0.686cm" svg:x="0.111cm" svg:y="5.043cm">
            <text:p/>
          </draw:ellipse>
          <draw:ellipse draw:style-name="gr12" draw:text-style-name="P2" draw:layer="layout" svg:width="0.684cm" svg:height="0.686cm" svg:x="3.921cm" svg:y="6.705cm">
            <text:p/>
          </draw:ellipse>
          <draw:ellipse draw:style-name="gr12" draw:text-style-name="P2" draw:layer="layout" svg:width="0.684cm" svg:height="0.686cm" svg:x="9.007cm" svg:y="5.916cm">
            <text:p/>
          </draw:ellipse>
        </draw:g>
        <draw:polygon draw:style-name="gr13" draw:text-style-name="P2" draw:layer="layout" svg:width="3.556cm" svg:height="3.453cm" svg:x="2.33cm" svg:y="1.905cm" svg:viewBox="0 0 3557 3454" draw:points="1779,0 0,1549 636,3454 2923,3073 3557,915">
          <text:p/>
        </draw:polygon>
        <draw:polygon draw:style-name="gr13" draw:text-style-name="P2" draw:layer="layout" svg:width="3.682cm" svg:height="3.301cm" svg:x="5.252cm" svg:y="2.057cm" svg:viewBox="0 0 3683 3302" draw:points="635,762 2287,0 3683,635 3682,2413 2667,3048 1397,3302 0,2921">
          <text:p/>
        </draw:polygon>
        <draw:polygon draw:style-name="gr13" draw:text-style-name="P2" draw:layer="layout" svg:width="1.269cm" svg:height="1.015cm" svg:x="6.649cm" svg:y="5.105cm" svg:viewBox="0 0 1270 1016" draw:points="0,254 1270,0 635,1016">
          <text:p/>
        </draw:polygon>
        <draw:g>
          <draw:line draw:style-name="gr14" draw:text-style-name="P2" draw:layer="layout" svg:x1="4.109cm" svg:y1="1.93cm" svg:x2="2.331cm" svg:y2="3.454cm">
            <text:p/>
          </draw:line>
          <draw:line draw:style-name="gr14" draw:text-style-name="P2" draw:layer="layout" svg:x1="2.966cm" svg:y1="5.359cm" svg:x2="2.331cm" svg:y2="3.454cm">
            <text:p/>
          </draw:line>
          <draw:line draw:style-name="gr14" draw:text-style-name="P2" draw:layer="layout" svg:x1="2.967cm" svg:y1="5.36cm" svg:x2="5.252cm" svg:y2="4.978cm">
            <text:p/>
          </draw:line>
          <draw:line draw:style-name="gr14" draw:text-style-name="P2" draw:layer="layout" svg:x1="5.887cm" svg:y1="2.819cm" svg:x2="5.253cm" svg:y2="4.978cm">
            <text:p/>
          </draw:line>
          <draw:line draw:style-name="gr14" draw:text-style-name="P2" draw:layer="layout" svg:x1="5.887cm" svg:y1="2.82cm" svg:x2="4.109cm" svg:y2="1.93cm">
            <text:p/>
          </draw:line>
          <draw:line draw:style-name="gr14" draw:text-style-name="P2" draw:layer="layout" svg:x1="5.887cm" svg:y1="2.82cm" svg:x2="7.538cm" svg:y2="2.057cm">
            <text:p/>
          </draw:line>
          <draw:line draw:style-name="gr14" draw:text-style-name="P2" draw:layer="layout" svg:x1="8.935cm" svg:y1="2.692cm" svg:x2="7.539cm" svg:y2="2.058cm">
            <text:p/>
          </draw:line>
          <draw:line draw:style-name="gr14" draw:text-style-name="P2" draw:layer="layout" svg:x1="8.935cm" svg:y1="2.692cm" svg:x2="8.935cm" svg:y2="4.47cm">
            <text:p/>
          </draw:line>
          <draw:line draw:style-name="gr14" draw:text-style-name="P2" draw:layer="layout" svg:x1="7.919cm" svg:y1="5.105cm" svg:x2="8.935cm" svg:y2="4.47cm">
            <text:p/>
          </draw:line>
          <draw:line draw:style-name="gr14" draw:text-style-name="P2" draw:layer="layout" svg:x1="7.919cm" svg:y1="5.105cm" svg:x2="6.649cm" svg:y2="5.359cm">
            <text:p/>
          </draw:line>
          <draw:line draw:style-name="gr14" draw:text-style-name="P2" draw:layer="layout" svg:x1="5.252cm" svg:y1="4.978cm" svg:x2="6.649cm" svg:y2="5.36cm">
            <text:p/>
          </draw:line>
          <draw:line draw:style-name="gr14" draw:text-style-name="P2" draw:layer="layout" svg:x1="7.919cm" svg:y1="5.105cm" svg:x2="7.284cm" svg:y2="6.121cm">
            <text:p/>
          </draw:line>
          <draw:line draw:style-name="gr14" draw:text-style-name="P2" draw:layer="layout" svg:x1="6.649cm" svg:y1="5.359cm" svg:x2="7.284cm" svg:y2="6.121cm">
            <text:p/>
          </draw:line>
          <draw:circle draw:style-name="gr15" draw:text-style-name="P2" draw:layer="layout" svg:width="0.253cm" svg:height="0.254cm" svg:x="8.791cm" svg:y="2.565cm">
            <text:p/>
          </draw:circle>
          <draw:circle draw:style-name="gr15" draw:text-style-name="P2" draw:layer="layout" svg:width="0.253cm" svg:height="0.254cm" svg:x="7.411cm" svg:y="1.93cm">
            <text:p/>
          </draw:circle>
          <draw:circle draw:style-name="gr15" draw:text-style-name="P2" draw:layer="layout" svg:width="0.253cm" svg:height="0.254cm" svg:x="8.808cm" svg:y="4.343cm">
            <text:p/>
          </draw:circle>
          <draw:circle draw:style-name="gr15" draw:text-style-name="P2" draw:layer="layout" svg:width="0.253cm" svg:height="0.254cm" svg:x="7.793cm" svg:y="4.978cm">
            <text:p/>
          </draw:circle>
          <draw:circle draw:style-name="gr15" draw:text-style-name="P2" draw:layer="layout" svg:width="0.253cm" svg:height="0.254cm" svg:x="6.523cm" svg:y="5.232cm">
            <text:p/>
          </draw:circle>
          <draw:circle draw:style-name="gr15" draw:text-style-name="P2" draw:layer="layout" svg:width="0.253cm" svg:height="0.254cm" svg:x="7.157cm" svg:y="5.994cm">
            <text:p/>
          </draw:circle>
          <draw:circle draw:style-name="gr15" draw:text-style-name="P2" draw:layer="layout" svg:width="0.253cm" svg:height="0.254cm" svg:x="5.76cm" svg:y="2.692cm">
            <text:p/>
          </draw:circle>
          <draw:circle draw:style-name="gr15" draw:text-style-name="P2" draw:layer="layout" svg:width="0.253cm" svg:height="0.254cm" svg:x="5.126cm" svg:y="4.851cm">
            <text:p/>
          </draw:circle>
          <draw:circle draw:style-name="gr15" draw:text-style-name="P2" draw:layer="layout" svg:width="0.253cm" svg:height="0.254cm" svg:x="3.982cm" svg:y="1.803cm">
            <text:p/>
          </draw:circle>
          <draw:circle draw:style-name="gr15" draw:text-style-name="P2" draw:layer="layout" svg:width="0.253cm" svg:height="0.254cm" svg:x="2.204cm" svg:y="3.327cm">
            <text:p/>
          </draw:circle>
          <draw:circle draw:style-name="gr15" draw:text-style-name="P2" draw:layer="layout" svg:width="0.253cm" svg:height="0.254cm" svg:x="2.84cm" svg:y="5.232cm">
            <text:p/>
          </draw:circl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414cm" fo:page-height="7.4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Miller</meta:initial-creator>
    <meta:creation-date>2012-03-29T01:39:31</meta:creation-date>
    <dc:date>2012-03-29T22:59:07</dc:date>
    <dc:creator>Bob Miller</dc:creator>
    <meta:editing-duration>PT50M20S</meta:editing-duration>
    <meta:editing-cycles>3</meta:editing-cycles>
    <meta:generator>LibreOffice/3.4$Unix LibreOffice_project/340m1$Build-302</meta:generator>
    <meta:document-statistic meta:object-count="50"/>
  </office:meta>
</office:document-meta>
</file>